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0af9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68bd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fce4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15d7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e5172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1f1c6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c8d3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bed5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cd7e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5c15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67e5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3ee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1cfa6" officeooo:paragraph-rsid="4211cf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3f7eb" officeooo:paragraph-rsid="421cd8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68e6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6a865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6bac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75f83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78ca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e67f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fce4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f29d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11f2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e5172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f7e3d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c8d3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3ee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3f7eb" officeooo:paragraph-rsid="4213f7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3f7eb" officeooo:paragraph-rsid="429c12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2199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6f2d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7756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7997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2d53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49f54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526d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562cf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5ba8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8b0f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8c7dc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6656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68bd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e98fc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ff1f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f390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f29d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15a15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d30ac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d6cf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e1ff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fc04e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e290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bed5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c4f4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c613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c8d3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bac8e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b4e1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cd7e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cd69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24353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2c04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332f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3466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376f9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3d04f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3d8f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4254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450b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46e52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4cef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5e0d8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5e676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5eec2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60e4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61d1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637f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64ced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64fd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69f1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6b03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6cc09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6e17b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49f54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493ee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3170fbb" officeooo:paragraph-rsid="43170f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font-name="標楷體1"/>
    </style:style>
    <style:style style:name="T2" style:family="text">
      <style:text-properties style:font-name="標楷體1" officeooo:rsid="42114e2d"/>
    </style:style>
    <style:style style:name="T3" style:family="text">
      <style:text-properties style:font-name="標楷體1" officeooo:rsid="4211cfa6"/>
    </style:style>
    <style:style style:name="T4" style:family="text">
      <style:text-properties style:font-name="標楷體1" style:font-name-asian="標楷體1"/>
    </style:style>
    <style:style style:name="T5" style:family="text">
      <style:text-properties style:font-name="標楷體1" officeooo:rsid="42234cde" style:font-name-asian="標楷體1"/>
    </style:style>
    <style:style style:name="T6" style:family="text">
      <style:text-properties style:font-name="標楷體1" officeooo:rsid="424d9c2e" style:font-name-asian="標楷體1"/>
    </style:style>
    <style:style style:name="T7" style:family="text">
      <style:text-properties style:font-name="標楷體1" officeooo:rsid="42493ee6" style:font-name-asian="標楷體1"/>
    </style:style>
    <style:style style:name="T8" style:family="text">
      <style:text-properties style:font-name="標楷體1" officeooo:rsid="424a88d0" style:font-name-asian="標楷體1"/>
    </style:style>
    <style:style style:name="T9" style:family="text">
      <style:text-properties style:font-name="標楷體1" officeooo:rsid="42d30ac0" style:font-name-asian="標楷體1"/>
    </style:style>
    <style:style style:name="T10" style:family="text">
      <style:text-properties style:font-name="標楷體1" officeooo:rsid="42e98fca" style:font-name-asian="標楷體1"/>
    </style:style>
    <style:style style:name="T11" style:family="text">
      <style:text-properties style:font-name="標楷體1" officeooo:rsid="431d0997" style:font-name-asian="標楷體1"/>
    </style:style>
    <style:style style:name="T12" style:family="text">
      <style:text-properties style:font-name="標楷體1" officeooo:rsid="4221992b"/>
    </style:style>
    <style:style style:name="T13" style:family="text">
      <style:text-properties style:font-name="標楷體1" officeooo:rsid="42234cde"/>
    </style:style>
    <style:style style:name="T14" style:family="text">
      <style:text-properties style:font-name="標楷體1" officeooo:rsid="4225126e"/>
    </style:style>
    <style:style style:name="T15" style:family="text">
      <style:text-properties style:font-name="標楷體1" officeooo:rsid="42493ee6" style:font-name-asian="Liberation Serif1" style:font-name-complex="Liberation Serif1"/>
    </style:style>
    <style:style style:name="T16" style:family="text">
      <style:text-properties style:font-name="標楷體1" officeooo:rsid="42be5e76" style:font-name-asian="Liberation Serif1" style:font-name-complex="Liberation Serif1"/>
    </style:style>
    <style:style style:name="T17" style:family="text">
      <style:text-properties style:font-name="標楷體1" officeooo:rsid="421cd8e9"/>
    </style:style>
    <style:style style:name="T18" style:family="text">
      <style:text-properties style:font-name="標楷體1" officeooo:rsid="3a1d8525"/>
    </style:style>
    <style:style style:name="T19" style:family="text">
      <style:text-properties style:font-name="標楷體1" officeooo:rsid="3aaf327c"/>
    </style:style>
    <style:style style:name="T20" style:family="text">
      <style:text-properties style:font-name="標楷體1" officeooo:rsid="42bac8e3"/>
    </style:style>
    <style:style style:name="T21" style:family="text">
      <style:text-properties style:font-name="標楷體1" officeooo:rsid="42bc95a8"/>
    </style:style>
    <style:style style:name="T22" style:family="text">
      <style:text-properties style:font-name="標楷體1" officeooo:rsid="45447e11"/>
    </style:style>
    <style:style style:name="T23" style:family="text">
      <style:text-properties style:font-name="標楷體1" officeooo:rsid="454329cf"/>
    </style:style>
    <style:style style:name="T24" style:family="text">
      <style:text-properties style:font-name="標楷體1" officeooo:rsid="376c64b1"/>
    </style:style>
    <style:style style:name="T25" style:family="text">
      <style:text-properties style:font-name="標楷體1" officeooo:rsid="42b41c3d"/>
    </style:style>
    <style:style style:name="T26" style:family="text">
      <style:text-properties style:font-name="標楷體1" officeooo:rsid="42be5e76"/>
    </style:style>
    <style:style style:name="T27" style:family="text">
      <style:text-properties style:font-name="標楷體1" officeooo:rsid="42c8d3b8"/>
    </style:style>
    <style:style style:name="T28" style:family="text">
      <style:text-properties style:font-name="標楷體1" officeooo:rsid="42d30ac0"/>
    </style:style>
    <style:style style:name="T29" style:family="text">
      <style:text-properties style:font-name="標楷體1" officeooo:rsid="42d6cfcc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style:text-underline-style="solid" style:text-underline-width="auto" style:text-underline-color="font-color" officeooo:rsid="376c64b1"/>
    </style:style>
    <style:style style:name="T32" style:family="text">
      <style:text-properties officeooo:rsid="4221992b"/>
    </style:style>
    <style:style style:name="T33" style:family="text">
      <style:text-properties officeooo:rsid="42234cde"/>
    </style:style>
    <style:style style:name="T34" style:family="text">
      <style:text-properties officeooo:rsid="4225126e"/>
    </style:style>
    <style:style style:name="T35" style:family="text">
      <style:text-properties style:font-name-asian="標楷體1"/>
    </style:style>
    <style:style style:name="T36" style:family="text">
      <style:text-properties officeooo:rsid="42234cde" style:font-name-asian="標楷體1"/>
    </style:style>
    <style:style style:name="T37" style:family="text">
      <style:text-properties style:text-position="sub 58%" style:font-name="標楷體1" officeooo:rsid="42493ee6" style:font-name-asian="標楷體1"/>
    </style:style>
    <style:style style:name="T38" style:family="text">
      <style:text-properties officeooo:rsid="3449857d"/>
    </style:style>
    <style:style style:name="T39" style:family="text">
      <style:text-properties officeooo:rsid="3fa4dedd"/>
    </style:style>
    <style:style style:name="T40" style:family="text">
      <style:text-properties style:text-position="super 58%" style:font-name="標楷體1" officeooo:rsid="426bace9" style:font-name-asian="標楷體1"/>
    </style:style>
    <style:style style:name="T41" style:family="text">
      <style:text-properties style:text-position="super 58%" style:font-name="標楷體1" officeooo:rsid="426f2d04" style:font-name-asian="標楷體1"/>
    </style:style>
    <style:style style:name="T42" style:family="text">
      <style:text-properties style:text-position="super 58%" style:font-name="標楷體1" officeooo:rsid="4270ff38" style:font-name-asian="標楷體1"/>
    </style:style>
    <style:style style:name="T43" style:family="text">
      <style:text-properties style:text-position="super 58%" style:font-name="標楷體1" officeooo:rsid="42d6cfcc"/>
    </style:style>
    <style:style style:name="T44" style:family="text">
      <style:text-properties style:text-position="super 58%" style:font-name="標楷體1" officeooo:rsid="4361d16b" style:font-name-asian="標楷體1"/>
    </style:style>
    <style:style style:name="T45" style:family="text">
      <style:text-properties style:text-position="super 58%" style:font-name="標楷體1" officeooo:rsid="43645460" style:font-name-asian="標楷體1"/>
    </style:style>
    <style:style style:name="T46" style:family="text">
      <style:text-properties officeooo:rsid="427ba8d0"/>
    </style:style>
    <style:style style:name="T47" style:family="text">
      <style:text-properties fo:color="#333333"/>
    </style:style>
    <style:style style:name="T48" style:family="text">
      <style:text-properties fo:color="#333333" style:font-name="標楷體1"/>
    </style:style>
    <style:style style:name="T49" style:family="text">
      <style:text-properties fo:color="#333333" style:font-name="標楷體1" officeooo:rsid="42bc95a8"/>
    </style:style>
    <style:style style:name="T50" style:family="text">
      <style:text-properties fo:color="#333333" style:font-name="標楷體1" officeooo:rsid="42b41c3d"/>
    </style:style>
    <style:style style:name="T51" style:family="text">
      <style:text-properties fo:color="#333333" style:font-name="標楷體1" style:font-name-asian="標楷體1"/>
    </style:style>
    <style:style style:name="T52" style:family="text">
      <style:text-properties fo:color="#333333" style:font-name="標楷體1" officeooo:rsid="42d30ac0" style:font-name-asian="標楷體1"/>
    </style:style>
    <style:style style:name="T53" style:family="text">
      <style:text-properties fo:color="#333333" style:font-name="標楷體1" officeooo:rsid="3a1d8525"/>
    </style:style>
    <style:style style:name="T54" style:family="text">
      <style:text-properties fo:color="#333333" style:font-name="標楷體1" officeooo:rsid="3aaf327c"/>
    </style:style>
    <style:style style:name="T55" style:family="text">
      <style:text-properties fo:color="#333333" officeooo:rsid="42c8d3b8"/>
    </style:style>
    <style:style style:name="T56" style:family="text">
      <style:text-properties fo:color="#333333" style:font-name="標楷體1" style:font-name-asian="標楷體1"/>
    </style:style>
    <style:style style:name="T57" style:family="text">
      <style:text-properties fo:color="#333333" style:font-name="標楷體1" officeooo:rsid="436652bd" style:font-name-asian="標楷體1"/>
    </style:style>
    <style:style style:name="T58" style:family="text">
      <style:text-properties fo:color="#333333" style:font-name="標楷體1" officeooo:rsid="4367e560" style:font-name-asian="標楷體1"/>
    </style:style>
    <style:style style:name="T59" style:family="text">
      <style:text-properties officeooo:rsid="42c8d3b8"/>
    </style:style>
    <style:style style:name="T60" style:family="text">
      <style:text-properties officeooo:rsid="42c8d3b8" style:font-name-asian="Arial1"/>
    </style:style>
    <style:style style:name="T61" style:family="text">
      <style:text-properties officeooo:rsid="4464623a" style:font-name-asian="Arial1"/>
    </style:style>
    <style:style style:name="T62" style:family="text">
      <style:text-properties officeooo:rsid="42d30ac0"/>
    </style:style>
    <style:style style:name="T63" style:family="text">
      <style:text-properties officeooo:rsid="42d6cfcc"/>
    </style:style>
    <style:style style:name="T64" style:family="text">
      <style:text-properties officeooo:rsid="376c64b1"/>
    </style:style>
    <style:style style:name="T65" style:family="text">
      <style:text-properties officeooo:rsid="4464623a"/>
    </style:style>
    <style:style style:name="T66" style:family="text">
      <style:text-properties officeooo:rsid="2f7a955a"/>
    </style:style>
    <style:style style:name="T67" style:family="text">
      <style:text-properties officeooo:rsid="434c128f"/>
    </style:style>
    <style:style style:name="T68" style:family="text">
      <style:text-properties style:font-name="標楷體1" style:font-name-asian="標楷體1"/>
    </style:style>
    <style:style style:name="T69" style:family="text">
      <style:text-properties style:font-name="標楷體1" officeooo:rsid="434c128f" style:font-name-asian="標楷體1"/>
    </style:style>
    <style:style style:name="T70" style:family="text">
      <style:text-properties style:font-name="標楷體1" officeooo:rsid="42c8d3b8" style:font-name-asian="標楷體1"/>
    </style:style>
    <style:style style:name="T71" style:family="text">
      <style:text-properties style:font-name="標楷體1" officeooo:rsid="4361d16b" style:font-name-asian="標楷體1"/>
    </style:style>
    <style:style style:name="T72" style:family="text">
      <style:text-properties style:font-name="標楷體1" officeooo:rsid="436652bd" style:font-name-asian="標楷體1"/>
    </style:style>
    <style:style style:name="T73" style:family="text">
      <style:text-properties style:font-name="標楷體1" officeooo:rsid="43637fbe"/>
    </style:style>
    <style:style style:name="T74" style:family="text">
      <style:text-properties officeooo:rsid="4361d16b"/>
    </style:style>
    <style:style style:name="T75" style:family="text">
      <style:text-properties officeooo:rsid="43637fbe"/>
    </style:style>
    <style:style style:name="T76" style:family="text">
      <style:text-properties officeooo:rsid="3338724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624140341" text:style-name="L1">
        <text:list-item>
          <text:p text:style-name="P1"><text:bookmark-start text:name="力"/>力<text:bookmark-end text:name="力"/></text:p>
          <text:list>
            <text:list-item>
              <text:p text:style-name="P12">（相關描述在 <text:span text:style-name="T30">新生之書</text:span>的 <text:span text:style-name="T30">肉質層、意識層</text:span> 文件群的 <text:span text:style-name="T30">光、力</text:span>）。</text:p>
            </text:list-item>
            <text:list-item>
              <text:p text:style-name="P27">已知，<text:span text:style-name="T2">F = m * a</text:span>。</text:p>
              <text:list>
                <text:list-item>
                  <text:p text:style-name="P27">已知，<text:span text:style-name="T3">a = v / t</text:span>。</text:p>
                  <text:list>
                    <text:list-item>
                      <text:p text:style-name="P12"><text:span text:style-name="T2">F = m * </text:span><text:span text:style-name="T3">(</text:span><text:span text:style-name="T2">v / t</text:span><text:span text:style-name="T3">)</text:span>。</text:p>
                    </text:list-item>
                    <text:list-item>
                      <text:p text:style-name="P13"><text:span text:style-name="T1">F * t = m * v</text:span>。</text:p>
                    </text:list-item>
                    <text:list-item>
                      <text:p text:style-name="P28">已知<text:span text:style-name="T1">，P = F</text:span><text:span text:style-name="T17"> * t</text:span>。</text:p>
                      <text:list>
                        <text:list-item>
                          <text:p text:style-name="P28"><text:span text:style-name="T1">P = 某一特定時段的 力的 總和</text:span>。</text:p>
                        </text:list-item>
                        <text:list-item>
                          <text:p text:style-name="P29"><text:span text:style-name="T1">P = 某一特定時段的 總力、合力、總和力</text:span>。</text:p>
                        </text:list-item>
                      </text:list>
                    </text:list-item>
                    <text:list-item>
                      <text:p text:style-name="P14"><text:span text:style-name="T4">P = </text:span><text:span text:style-name="T3">m * v</text:span>。</text:p>
                    </text:list-item>
                    <text:list-item>
                      <text:p text:style-name="P14">已知，<text:span text:style-name="T12">v = S / t</text:span><text:span text:style-name="T32">。</text:span></text:p>
                    </text:list-item>
                    <text:list-item>
                      <text:p text:style-name="P30"><text:span text:style-name="T1">P * t = m * S</text:span>。</text:p>
                      <text:list>
                        <text:list-item>
                          <text:p text:style-name="P15">抽象例子，做功<text:span text:style-name="T4">（W）</text:span><text:span text:style-name="T1">= </text:span><text:span text:style-name="T2">F</text:span><text:span text:style-name="T1"> * S</text:span>。</text:p>
                          <text:list>
                            <text:list-item>
                              <text:p text:style-name="P16"><text:span text:style-name="T4">（W</text:span><text:span text:style-name="T3"> / </text:span><text:span text:style-name="T2">a</text:span><text:span text:style-name="T4">）</text:span><text:span text:style-name="T1">= m * S</text:span>。</text:p>
                            </text:list-item>
                            <text:list-item>
                              <text:p text:style-name="P17"><text:span text:style-name="T4">W </text:span><text:span text:style-name="T1">= </text:span><text:span text:style-name="T2">F</text:span><text:span text:style-name="T1"> *</text:span><text:span text:style-name="T4">（</text:span><text:span text:style-name="T1">S</text:span><text:span text:style-name="T3"> / t</text:span><text:span text:style-name="T4">）</text:span><text:span text:style-name="T40">2</text:span>。</text:p>
                            </text:list-item>
                            <text:list-item>
                              <text:p text:style-name="P31"><text:span text:style-name="T4">W</text:span><text:span text:style-name="T1"> *</text:span><text:span text:style-name="T4"> </text:span><text:span text:style-name="T3">t</text:span><text:span text:style-name="T40">2</text:span><text:span text:style-name="T4"> </text:span><text:span text:style-name="T1">= </text:span><text:span text:style-name="T2">m</text:span><text:span text:style-name="T1"> * S</text:span><text:span text:style-name="T40">2</text:span>。</text:p>
                            </text:list-item>
                          </text:list>
                        </text:list-item>
                        <text:list-item>
                          <text:p text:style-name="P18"><text:span text:style-name="T4">（</text:span><text:span text:style-name="T1">P *</text:span><text:span text:style-name="T4">（</text:span><text:span text:style-name="T1">S</text:span><text:span text:style-name="T3"> / t</text:span><text:span text:style-name="T4">）</text:span><text:span text:style-name="T41">n</text:span><text:span text:style-name="T4">）</text:span><text:span text:style-name="T1">*</text:span><text:span text:style-name="T4"> </text:span><text:span text:style-name="T3">t</text:span><text:span text:style-name="T41">n</text:span><text:span text:style-name="T42">+1</text:span><text:span text:style-name="T4"> </text:span><text:span text:style-name="T1">=</text:span><text:span text:style-name="T3"> </text:span><text:span text:style-name="T2">m</text:span><text:span text:style-name="T1"> * S</text:span><text:span text:style-name="T41">n</text:span><text:span text:style-name="T42">+1</text:span>。</text:p>
                          <text:list>
                            <text:list-item>
                              <text:p text:style-name="P32"><text:span text:style-name="T4">（</text:span><text:span text:style-name="T1">P * </text:span><text:span text:style-name="T3">v</text:span><text:span text:style-name="T41">n</text:span><text:span text:style-name="T4">）</text:span><text:span text:style-name="T1">*</text:span><text:span text:style-name="T4"> </text:span><text:span text:style-name="T3">t</text:span><text:span text:style-name="T41">n</text:span><text:span text:style-name="T42">+1</text:span><text:span text:style-name="T4"> </text:span><text:span text:style-name="T1">=</text:span><text:span text:style-name="T3"> </text:span><text:span text:style-name="T2">m</text:span><text:span text:style-name="T1"> * S</text:span><text:span text:style-name="T41">n</text:span><text:span text:style-name="T42">+1</text:span>。</text:p>
                            </text:list-item>
                            <text:list-item>
                              <text:p text:style-name="P19"><text:span text:style-name="T4">（</text:span><text:span text:style-name="T1">P </text:span><text:span text:style-name="T3">/</text:span><text:span text:style-name="T1"> </text:span><text:span text:style-name="T3">v</text:span><text:span text:style-name="T4">）</text:span><text:span text:style-name="T1">=</text:span><text:span text:style-name="T3"> </text:span><text:span text:style-name="T2">m</text:span>。</text:p>
                              <text:list>
                                <text:list-item>
                                  <text:p text:style-name="P33"><text:span text:style-name="T2">m</text:span><text:span text:style-name="T1"> =（P </text:span><text:span text:style-name="T3">/</text:span><text:span text:style-name="T1"> </text:span><text:span text:style-name="T3">v</text:span><text:span text:style-name="T1">）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4">人類 會產生 次聲波、聲音。</text:p>
              <text:list>
                <text:list-item>
                  <text:p text:style-name="P34">人類 會產生 次聲波、聲音 <text:span text:style-name="T33">↔ 人類 會</text:span>產生<text:span text:style-name="T33"> 紅外線、電磁波。</text:span></text:p>
                  <text:list>
                    <text:list-item>
                      <text:p text:style-name="P34">人類 會產生 力 <text:span text:style-name="T33">↔ 人類 會</text:span>產生<text:span text:style-name="T33"> 光</text:span>。</text:p>
                    </text:list-item>
                  </text:list>
                </text:list-item>
                <text:list-item>
                  <text:p text:style-name="P35">個體 有機率（同時）產生 聲音、重力波、電磁波。</text:p>
                </text:list-item>
                <text:list-item>
                  <text:p text:style-name="P35">個體 有機率（同時）產生 第<text:span text:style-name="T14">a</text:span><text:span text:style-name="T34">層級宗態譜</text:span>。</text:p>
                </text:list-item>
                <text:list-item>
                  <text:p text:style-name="P35">個體 有機率（同時）產生 <text:span text:style-name="T1">&lt;?</text:span><text:span text:style-name="T13">a&gt;個體。</text:span></text:p>
                  <text:list>
                    <text:list-item>
                      <text:p text:style-name="P84"><text:span text:style-name="T5">&lt;?</text:span><text:span text:style-name="T6">b</text:span><text:span text:style-name="T5">&gt;個體（本身）（存在、變化）有機率</text:span><text:span text:style-name="T35">（同時）</text:span><text:span text:style-name="T5">產生 &lt;?a&gt;個體</text:span><text:span text:style-name="T36">。</text:span></text:p>
                      <text:list>
                        <text:list-item>
                          <text:p text:style-name="P85"><text:span text:style-name="T7">n</text:span><text:span text:style-name="T37">a</text:span><text:span text:style-name="T7"> </text:span><text:span text:style-name="T15">≥</text:span><text:span text:style-name="T7"> a、</text:span><text:span text:style-name="T8">b</text:span><text:span text:style-name="T7"> </text:span><text:span text:style-name="T15">≥</text:span><text:span text:style-name="T7"> u</text:span><text:span text:style-name="T37">a</text:span><text:span text:style-name="T36">。</text:span></text:p>
                        </text:list-item>
                      </text:list>
                    </text:list-item>
                    <text:list-item>
                      <text:p text:style-name="P34">明顯例子，人類（本身）（存在、變化）會（同時）產生 光、力。</text:p>
                      <text:list>
                        <text:list-item>
                          <text:p text:style-name="P34">明顯例子，人類 存在。</text:p>
                          <text:list>
                            <text:list-item>
                              <text:p text:style-name="P36">人類 會（同時）產生 聲音、重力波、電磁波。</text:p>
                            </text:list-item>
                          </text:list>
                        </text:list-item>
                        <text:list-item>
                          <text:p text:style-name="P34">明顯例子，人類 講話。</text:p>
                          <text:list>
                            <text:list-item>
                              <text:p text:style-name="P37"><text:span text:style-name="T33">人類 會</text:span>（同時）<text:span text:style-name="T33">說出 聲音、重力波、電磁波。</text:span></text:p>
                              <text:list>
                                <text:list-item>
                                  <text:p text:style-name="P37">說出 聲音 的 明顯例子，聲帶的 力變化 作用在 空氣，產生 聲音。</text:p>
                                </text:list-item>
                                <text:list-item>
                                  <text:p text:style-name="P38">說出 重力波 的 明顯例子，聲帶的 力變化 作用在 空間，產生 重力波。</text:p>
                                </text:list-item>
                                <text:list-item>
                                  <text:p text:style-name="P37">說出 電磁波 的 明顯例子，聲帶（擁有的 電子）加速度變化，產生 電磁波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9">明顯例子，假定，人類 在 大氣存活、大海游泳、地面走動、打開門窗、甩動繩子。</text:p>
                  <text:list>
                    <text:list-item>
                      <text:p text:style-name="P40">人類 會（全方位、同心圓型）產生 聲音、電磁波、<text:span text:style-name="T1">&lt;?</text:span><text:span text:style-name="T13">a&gt;個體</text:span>。</text:p>
                      <text:list>
                        <text:list-item>
                          <text:p text:style-name="P40">同心圓 不是 同心的 正圓。</text:p>
                        </text:list-item>
                        <text:list-item>
                          <text:p text:style-name="P40">同心圓 是 同心的 圓。</text:p>
                          <text:list>
                            <text:list-item>
                              <text:p text:style-name="P40">圓心、出發點 相同。</text:p>
                            </text:list-item>
                            <text:list-item>
                              <text:p text:style-name="P40">半徑、路徑長 有機率不同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1"><text:bookmark-start text:name="重力"/>重力<text:bookmark-end text:name="重力"/></text:p>
          <text:list>
            <text:list-item>
              <text:p text:style-name="P42"><text:span text:style-name="T39">（人類 認定的）</text:span>重力子 <text:span text:style-name="T38">是</text:span> <text:span text:style-name="T1">&lt;?3</text:span><text:span text:style-name="T13">&gt;個體</text:span>。</text:p>
              <text:list>
                <text:list-item>
                  <text:p text:style-name="P42"><text:span text:style-name="T39">（人類 認定的）</text:span>重力子 <text:span text:style-name="T38">是</text:span> <text:span text:style-name="T1">&lt;?3</text:span><text:span text:style-name="T13">&gt;粒子（群）</text:span>、<text:span text:style-name="T1">&lt;?3</text:span><text:span text:style-name="T13">&gt;個體（群）</text:span>、第<text:span text:style-name="T1">3</text:span><text:span text:style-name="T34">層級宗態譜</text:span><text:span text:style-name="T13">（群）</text:span>。</text:p>
                </text:list-item>
              </text:list>
            </text:list-item>
          </text:list>
        </text:list-item>
        <text:list-item>
          <text:p text:style-name="P42"><text:bookmark-start text:name="冷次定律"/>冷次定律<text:bookmark-end text:name="冷次定律"/></text:p>
          <text:list>
            <text:list-item>
              <text:p text:style-name="P42">摩擦光。</text:p>
              <text:list>
                <text:list-item>
                  <text:p text:style-name="P42">摩擦光公式 <text:span text:style-name="T46">↔ 摩擦力公式。</text:span></text:p>
                </text:list-item>
              </text:list>
            </text:list-item>
          </text:list>
        </text:list-item>
        <text:list-item>
          <text:p text:style-name="P42"><text:bookmark-start text:name="光譜線"/>光譜線<text:bookmark-end text:name="光譜線"/></text:p>
          <text:list>
            <text:list-item>
              <text:p text:style-name="P42">在 不同的 溫度，光譜線 不同。</text:p>
              <text:list>
                <text:list-item>
                  <text:p text:style-name="P42">明顯例子，不同溫度的 氫原子 吸收 不同（頻率）的 光，形成 光譜線。</text:p>
                </text:list-item>
                <text:list-item>
                  <text:p text:style-name="P42">明顯例子，已知，太陽光 有 光譜線。</text:p>
                  <text:list>
                    <text:list-item>
                      <text:p text:style-name="P42">從 光譜線 有機率反推出 太陽的 溫度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">宗態譜</text:p>
          <text:list>
            <text:list-item>
              <text:p text:style-name="P20">（宗態譜 的 相關描述在 <text:span text:style-name="T30">新生之書</text:span>的 <text:span text:style-name="T30">能量、儲量</text:span> 文件群的 <text:span text:style-name="T30">宗態譜</text:span>）</text:p>
            </text:list-item>
            <text:list-item>
              <text:p text:style-name="P2"><text:span text:style-name="T47">宗態譜 </text:span>紫移。</text:p>
              <text:list>
                <text:list-item>
                  <text:p text:style-name="P3"><text:span text:style-name="T47">明顯例子，</text:span>宗速運動頻率，從 低頻<text:span text:style-name="T47"> 紫移</text:span>到 高頻。</text:p>
                  <text:list>
                    <text:list-item>
                      <text:p text:style-name="P21">（宗速運動頻率 的 相關描述在 <text:span text:style-name="T30">新生之書</text:span>的 <text:span text:style-name="T30">能量、儲量</text:span> 文件群的 <text:span text:style-name="T30">宗速</text:span>）</text:p>
                    </text:list-item>
                  </text:list>
                </text:list-item>
                <text:list-item>
                  <text:p text:style-name="P43">明顯例子，從 氣態 紫移到 液態（以上）。</text:p>
                </text:list-item>
                <text:list-item>
                  <text:p text:style-name="P44">明顯例子，從 波態譜 紫移到 粒子態（以上）。</text:p>
                </text:list-item>
                <text:list-item>
                  <text:p text:style-name="P44">明顯例子<text:span text:style-name="T4">，</text:span>從 <text:span text:style-name="T4">&lt;?</text:span><text:span text:style-name="T10">1&gt;個體</text:span><text:span text:style-name="T4"> 紫移到 &lt;?</text:span><text:span text:style-name="T10">2&gt;個體</text:span>（以上）。</text:p>
                </text:list-item>
                <text:list-item>
                  <text:p text:style-name="P4"><text:span text:style-name="T51">明顯例子，假定 某一特定個體的 </text:span><text:span text:style-name="T4">密度 增加 → </text:span><text:span text:style-name="T51">該個體、（該個體 蘊含的）&lt;?</text:span><text:span text:style-name="T52">a&gt;個體 </text:span><text:span text:style-name="T9">紫移</text:span>。</text:p>
                  <text:list>
                    <text:list-item>
                      <text:p text:style-name="P45"><text:span text:style-name="T4">&lt;?</text:span><text:span text:style-name="T9">a&gt;個體 紫移</text:span><text:span text:style-name="T4">。</text:span></text:p>
                      <text:list>
                        <text:list-item>
                          <text:p text:style-name="P46"><text:span text:style-name="T4">&lt;?</text:span><text:span text:style-name="T9">a&gt;個體的 宗態譜 紫移</text:span>。</text:p>
                        </text:list-item>
                        <text:list-item>
                          <text:p text:style-name="P46"><text:span text:style-name="T4">&lt;?</text:span><text:span text:style-name="T9">a&gt;個體（本身）發生 紫移 現象</text:span>。</text:p>
                          <text:list>
                            <text:list-item>
                              <text:p text:style-name="P22">（紫移 的 相關描述在 <text:span text:style-name="T30">世界學</text:span> 文件群的 <text:span text:style-name="T30">紅移、紫移</text:span>的 <text:span text:style-name="T31">紫移 現象</text:span>）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6">某一特定個體的 密度 增加 →（蘊含 該個體 的）&lt;?b&gt;個體 紫移。</text:p>
                    </text:list-item>
                    <text:list-item>
                      <text:p text:style-name="P47">明顯例子，<text:span text:style-name="T24">（蘊含 &lt;?</text:span><text:span text:style-name="T23">a&gt;</text:span><text:span text:style-name="T24">個體 的）&lt;?</text:span><text:span text:style-name="T22">b</text:span><text:span text:style-name="T23">&gt;</text:span><text:span text:style-name="T24">個體的 </text:span><text:span text:style-name="T64">整體密度 增加 </text:span><text:span text:style-name="T61">↔</text:span><text:span text:style-name="T65"> </text:span><text:span text:style-name="T24">&lt;?</text:span><text:span text:style-name="T23">a&gt;</text:span><text:span text:style-name="T24">個體 </text:span><text:span text:style-name="T65">紫移</text:span>。</text:p>
                    </text:list-item>
                  </text:list>
                </text:list-item>
                <text:list-item>
                  <text:p text:style-name="P23">（剩餘描述在 <text:span text:style-name="T30">世界學</text:span> 文件群的 <text:span text:style-name="T30">紅移、紫移</text:span>的 <text:span text:style-name="T31">紫移 現象</text:span>）</text:p>
                </text:list-item>
              </text:list>
            </text:list-item>
          </text:list>
        </text:list-item>
        <text:list-item>
          <text:p text:style-name="P2"><text:bookmark-start text:name="黑洞"/>黑洞<text:bookmark-end text:name="黑洞"/></text:p>
          <text:list>
            <text:list-item>
              <text:p text:style-name="P42"><text:span text:style-name="T4">某一特定個體 密度 越高，（該個體 蘊含的）&lt;?</text:span><text:span text:style-name="T9">a&gt;個體 越有機率變成 &lt;?a+b&gt;</text:span><text:span text:style-name="T62">個體。</text:span></text:p>
              <text:list>
                <text:list-item>
                  <text:p text:style-name="P48"><text:span text:style-name="T26">n </text:span><text:span text:style-name="T16">≥</text:span><text:span text:style-name="T26"> a </text:span><text:span text:style-name="T16">≥</text:span><text:span text:style-name="T26"> u</text:span>。</text:p>
                </text:list-item>
                <text:list-item>
                  <text:p text:style-name="P48"><text:span text:style-name="T28">b</text:span><text:span text:style-name="T26"> </text:span><text:span text:style-name="T16">≥</text:span><text:span text:style-name="T26"> </text:span><text:span text:style-name="T28">0</text:span>。</text:p>
                </text:list-item>
                <text:list-item>
                  <text:p text:style-name="P48">該個體 的 明顯例子，黑洞。</text:p>
                  <text:list>
                    <text:list-item>
                      <text:p text:style-name="P49">明顯例子，黑洞 密度 越高。</text:p>
                      <text:list>
                        <text:list-item>
                          <text:p text:style-name="P49">（黑洞 蘊含的）某一特定個體 越有機率 從 能量 變成 物質。</text:p>
                          <text:list>
                            <text:list-item>
                              <text:p text:style-name="P49">假定，該個體 從 能量 變成 物質。</text:p>
                              <text:list>
                                <text:list-item>
                                  <text:p text:style-name="P49">能量 物質化。</text:p>
                                </text:list-item>
                                <text:list-item>
                                  <text:p text:style-name="P49">已知，<text:span text:style-name="T29">E = mc</text:span><text:span text:style-name="T43">2</text:span><text:span text:style-name="T63">。</text:span></text:p>
                                  <text:list>
                                    <text:list-item>
                                      <text:p text:style-name="P50">抽象例子，水 從 水蒸氣 變成 液態水，釋放熱能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1">（黑洞 蘊含的）某一特定個體 越有機率 從 物質 變成 空間。</text:p>
                          <text:list>
                            <text:list-item>
                              <text:p text:style-name="P61">假定，該個體 從 物質 變成 空間。</text:p>
                              <text:list>
                                <text:list-item>
                                  <text:p text:style-name="P51">物質 空間化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"><text:span text:style-name="T51">某一特定個體 </text:span><text:span text:style-name="T4">密度 越高，</text:span><text:span text:style-name="T51">（該個體 蘊含的）&lt;?</text:span><text:span text:style-name="T52">a&gt;個體的 </text:span><text:span text:style-name="T9">宗態譜</text:span><text:span text:style-name="T52">、宗速運動頻率</text:span><text:span text:style-name="T9"> </text:span><text:span text:style-name="T11">越高</text:span>。</text:p>
            </text:list-item>
            <text:list-item>
              <text:p text:style-name="P6"><text:span text:style-name="T51">某一特定個體 </text:span><text:span text:style-name="T4">密度 越增加，</text:span><text:span text:style-name="T51">（該個體 蘊含的）&lt;?</text:span><text:span text:style-name="T52">a&gt;個體的 </text:span><text:span text:style-name="T9">宗態譜</text:span><text:span text:style-name="T52">、宗速運動頻率 </text:span><text:span text:style-name="T11">越紫移</text:span>。</text:p>
              <text:list>
                <text:list-item>
                  <text:p text:style-name="P24">（宗態譜 的 相關描述在 <text:span text:style-name="T30">物質世界學</text:span> 文件群的 <text:span text:style-name="T30">宗態譜</text:span>）</text:p>
                </text:list-item>
                <text:list-item>
                  <text:p text:style-name="P25">（紫移 的 相關描述在 <text:span text:style-name="T30">物質世界學</text:span> 文件群的 <text:span text:style-name="T30">宗態譜</text:span>的 <text:span text:style-name="T30">相態譜 紫移</text:span>）</text:p>
                </text:list-item>
                <text:list-item>
                  <text:p text:style-name="P52">該個體 的 明顯例子，黑洞。</text:p>
                  <text:list>
                    <text:list-item>
                      <text:p text:style-name="P52">明顯例子，黑洞 密度 越高。</text:p>
                      <text:list>
                        <text:list-item>
                          <text:p text:style-name="P50">（黑洞 蘊含的）某一特定個體 越有機率 從 氣態 變成 液態（以上）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"><text:bookmark-start text:name="暗能量、暗物質"/>暗能量、暗物質<text:bookmark-end text:name="暗能量、暗物質"/></text:p>
          <text:list>
            <text:list-item>
              <text:p text:style-name="P53">暗個體。</text:p>
              <text:list>
                <text:list-item>
                  <text:p text:style-name="P63">暗個體 是 人類（還）觀測不到的 <text:span text:style-name="T66">存在、變化</text:span>。</text:p>
                  <text:list>
                    <text:list-item>
                      <text:p text:style-name="P64">人類（還）觀測不到的 <text:span text:style-name="T66">存在</text:span> 是<text:span text:style-name="T66"> </text:span>暗<text:span text:style-name="T66">存在、</text:span>暗<text:span text:style-name="T1">&lt;?</text:span><text:span text:style-name="T21">a</text:span><text:span text:style-name="T25">&gt;</text:span><text:span text:style-name="T66">存在。</text:span></text:p>
                    </text:list-item>
                    <text:list-item>
                      <text:p text:style-name="P64">人類（還）觀測不到的 <text:span text:style-name="T66">變化</text:span> 是<text:span text:style-name="T66"> </text:span>暗<text:span text:style-name="T66">變化、</text:span>暗<text:span text:style-name="T1">&lt;?</text:span><text:span text:style-name="T21">a</text:span><text:span text:style-name="T25">&gt;</text:span><text:span text:style-name="T66">變化</text:span>。</text:p>
                      <text:list>
                        <text:list-item>
                          <text:p text:style-name="P68"><text:span text:style-name="T66">變化 基於、地基是 存在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62">暗個體 是 人類（還）觀測不到的 定律、形體。</text:p>
                  <text:list>
                    <text:list-item>
                      <text:p text:style-name="P65">人類（還）觀測不到的 定律 是<text:span text:style-name="T66"> </text:span>暗定律<text:span text:style-name="T66">、</text:span>暗<text:span text:style-name="T1">&lt;?</text:span><text:span text:style-name="T21">a</text:span><text:span text:style-name="T25">&gt;</text:span>定律。</text:p>
                      <text:list>
                        <text:list-item>
                          <text:p text:style-name="P53">定律 的 明顯例子，物理定律、化學反應。</text:p>
                        </text:list-item>
                      </text:list>
                    </text:list-item>
                    <text:list-item>
                      <text:p text:style-name="P66">人類（還）觀測不到的 形體 是<text:span text:style-name="T66"> </text:span>暗形體<text:span text:style-name="T66">、</text:span>暗<text:span text:style-name="T1">&lt;?</text:span><text:span text:style-name="T21">a</text:span><text:span text:style-name="T25">&gt;</text:span>形體。</text:p>
                      <text:list>
                        <text:list-item>
                          <text:p text:style-name="P67">形體 的 明顯例子，水、大海。</text:p>
                        </text:list-item>
                        <text:list-item>
                          <text:p text:style-name="P68">形體<text:span text:style-name="T66"> 基於、地基是 </text:span>定律。</text:p>
                        </text:list-item>
                      </text:list>
                    </text:list-item>
                  </text:list>
                </text:list-item>
                <text:list-item>
                  <text:p text:style-name="P8">暗個體 是<text:span text:style-name="T47"> 人類（還）</text:span>觀測不到的<text:span text:style-name="T47"> </text:span><text:span text:style-name="T48">&lt;?</text:span><text:span text:style-name="T49">a</text:span><text:span text:style-name="T50">&gt;</text:span><text:span text:style-name="T47">個體、</text:span><text:span text:style-name="T53">第</text:span><text:span text:style-name="T49">a</text:span><text:span text:style-name="T54">層級宗態譜</text:span><text:span text:style-name="T19">個體</text:span>。</text:p>
                  <text:list>
                    <text:list-item>
                      <text:p text:style-name="P53"><text:span text:style-name="T26">n </text:span><text:span text:style-name="T16">≥</text:span><text:span text:style-name="T26"> a </text:span><text:span text:style-name="T16">≥</text:span><text:span text:style-name="T26"> u</text:span>。</text:p>
                    </text:list-item>
                    <text:list-item>
                      <text:p text:style-name="P53">明顯例子，極端微弱的 電磁力 交互作用的 <text:span text:style-name="T1">&lt;?</text:span><text:span text:style-name="T21">a</text:span><text:span text:style-name="T25">&gt;</text:span>個體。</text:p>
                      <text:list>
                        <text:list-item>
                          <text:p text:style-name="P53">極端微弱 是（對於 某一特定 本能、傳承 來說，）極端微弱。</text:p>
                        </text:list-item>
                      </text:list>
                    </text:list-item>
                    <text:list-item>
                      <text:p text:style-name="P54">明顯例子，光（人類 認定的）量子穿隧 <text:span text:style-name="T1">&lt;?</text:span><text:span text:style-name="T21">a</text:span><text:span text:style-name="T25">&gt;</text:span>個體。</text:p>
                      <text:list>
                        <text:list-item>
                          <text:p text:style-name="P55">明顯例子，<text:span text:style-name="T1">&lt;?</text:span><text:span text:style-name="T21">a</text:span><text:span text:style-name="T25">&gt;</text:span>個體 太稀疏、密度太低。</text:p>
                        </text:list-item>
                      </text:list>
                    </text:list-item>
                    <text:list-item>
                      <text:p text:style-name="P56">明顯例子。</text:p>
                      <text:list>
                        <text:list-item>
                          <text:p text:style-name="P7"><text:span text:style-name="T1">&lt;?</text:span><text:span text:style-name="T27">1</text:span><text:span text:style-name="T25">&gt;</text:span><text:span text:style-name="T47">暗</text:span>個體 <text:span text:style-name="T60">↔</text:span><text:span text:style-name="T59"> </text:span><text:span text:style-name="T47">暗</text:span>能量。</text:p>
                        </text:list-item>
                        <text:list-item>
                          <text:p text:style-name="P7"><text:span text:style-name="T1">&lt;?</text:span><text:span text:style-name="T20">2</text:span><text:span text:style-name="T25">&gt;</text:span><text:span text:style-name="T47">暗</text:span>個體 <text:span text:style-name="T60">↔</text:span><text:span text:style-name="T59"> </text:span><text:span text:style-name="T47">暗</text:span>物質。</text:p>
                        </text:list-item>
                      </text:list>
                    </text:list-item>
                    <text:list-item>
                      <text:p text:style-name="P56">明顯例子，暗能量、暗物質。</text:p>
                      <text:list>
                        <text:list-item>
                          <text:p text:style-name="P56">暗能量 有機率是 波態譜個體、<text:span text:style-name="T1">&lt;?</text:span><text:span text:style-name="T21">1</text:span><text:span text:style-name="T25">&gt;</text:span>個體、<text:span text:style-name="T18">第</text:span><text:span text:style-name="T21">1</text:span><text:span text:style-name="T19">層級宗態譜個體</text:span>。</text:p>
                          <text:list>
                            <text:list-item>
                              <text:p text:style-name="P26">（波態譜、宗態譜 的 相關描述在 <text:span text:style-name="T30">物質世界學</text:span> 文件群的 <text:span text:style-name="T30">宗態譜</text:span>）</text:p>
                            </text:list-item>
                          </text:list>
                        </text:list-item>
                        <text:list-item>
                          <text:p text:style-name="P57">暗物質 有機率是 粒子態譜個體、<text:span text:style-name="T1">&lt;?</text:span><text:span text:style-name="T20">2</text:span><text:span text:style-name="T25">&gt;</text:span>個體、<text:span text:style-name="T18">第</text:span><text:span text:style-name="T20">2</text:span><text:span text:style-name="T19">層級宗態譜個體</text:span>。</text:p>
                          <text:list>
                            <text:list-item>
                              <text:p text:style-name="P58">暗物質 有機率是（粒子態譜 的）電漿態（以下）個體。</text:p>
                              <text:list>
                                <text:list-item>
                                  <text:p text:style-name="P59">不是 電漿態（以上）。</text:p>
                                  <text:list>
                                    <text:list-item>
                                      <text:p text:style-name="P60">電漿態（以上）的 明顯例子，氣態、液態、固態。</text:p>
                                    </text:list-item>
                                  </text:list>
                                </text:list-item>
                                <text:list-item>
                                  <text:p text:style-name="P59">是 電漿態（以下）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"><text:bookmark-start text:name="強力、弱力、引力、電磁力"/>強力、弱力、引力、電磁力<text:bookmark-end text:name="強力、弱力、引力、電磁力"/></text:p>
          <text:list>
            <text:list-item>
              <text:p text:style-name="P81">強力、弱力。</text:p>
              <text:list>
                <text:list-item>
                  <text:p text:style-name="P80">（微觀世界、微觀尺度 的）強力 <text:span text:style-name="T60">↔</text:span><text:span text:style-name="T59">（古典世界、古典尺度 的）黏性、黏著力</text:span>。</text:p>
                </text:list-item>
                <text:list-item>
                  <text:p text:style-name="P69">（微觀世界、微觀尺度 的）弱力 <text:span text:style-name="T60">↔</text:span><text:span text:style-name="T59">（古典世界、古典尺度 的）彈射力、建設性干涉</text:span>。</text:p>
                  <text:list>
                    <text:list-item>
                      <text:p text:style-name="P69">（微觀世界、微觀尺度 的）粒子 震動。</text:p>
                      <text:list>
                        <text:list-item>
                          <text:p text:style-name="P69">已知，粒子 擁有 宗速運動頻率。</text:p>
                        </text:list-item>
                        <text:list-item>
                          <text:p text:style-name="P69">假定，兩個粒子 震動、碰撞。</text:p>
                          <text:list>
                            <text:list-item>
                              <text:p text:style-name="P69">已知，作用力和反作用力。</text:p>
                            </text:list-item>
                            <text:list-item>
                              <text:p text:style-name="P69">兩個粒子 會彈射 自己、對方。</text:p>
                              <text:list>
                                <text:list-item>
                                  <text:p text:style-name="P70"><text:span text:style-name="T59">（古典世界、古典尺度 的）</text:span>彈射力 <text:span text:style-name="T60">↔</text:span>（微觀世界、微觀尺度 的）弱力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1">強力、弱力、電磁力 屬於 電磁力。</text:p>
              <text:list>
                <text:list-item>
                  <text:p text:style-name="P10">強力、弱力 <text:span text:style-name="T60">↔</text:span><text:span text:style-name="T55">（</text:span><text:span text:style-name="T47">微觀尺度</text:span><text:span text:style-name="T55"> 的）</text:span><text:span text:style-name="T59">電磁力</text:span>。</text:p>
                  <text:list>
                    <text:list-item>
                      <text:p text:style-name="P81">強力 <text:span text:style-name="T60">↔</text:span><text:span text:style-name="T59">（</text:span>微觀尺度<text:span text:style-name="T59"> 的）黏著力、黏著電磁力、電磁力</text:span>。</text:p>
                    </text:list-item>
                    <text:list-item>
                      <text:p text:style-name="P81">弱力 <text:span text:style-name="T60">↔</text:span><text:span text:style-name="T59">（</text:span>微觀尺度<text:span text:style-name="T59"> 的）</text:span>彈射<text:span text:style-name="T59">力、</text:span>彈射<text:span text:style-name="T59">電磁力、電磁力</text:span>。</text:p>
                    </text:list-item>
                  </text:list>
                </text:list-item>
                <text:list-item>
                  <text:p text:style-name="P75">電磁力 <text:span text:style-name="T60">↔</text:span><text:span text:style-name="T59">（古典尺度 的）電磁力</text:span>。</text:p>
                </text:list-item>
              </text:list>
            </text:list-item>
            <text:list-item>
              <text:p text:style-name="P70">引力、電磁力。</text:p>
              <text:list>
                <text:list-item>
                  <text:p text:style-name="P11">引力 <text:span text:style-name="T4">是 &lt;?3&gt;</text:span>力<text:span text:style-name="T47">、</text:span><text:span text:style-name="T51">&lt;?3&gt;波</text:span><text:span text:style-name="T47">、</text:span><text:span text:style-name="T51">&lt;?3&gt;粒子</text:span>。</text:p>
                  <text:list>
                    <text:list-item>
                      <text:p text:style-name="P73"><text:span text:style-name="T59">（宏觀</text:span>尺度<text:span text:style-name="T59"> 的）引力</text:span>。</text:p>
                    </text:list-item>
                    <text:list-item>
                      <text:p text:style-name="P74"><text:span text:style-name="T59">（古典</text:span>尺度<text:span text:style-name="T59"> 的）引力 </text:span><text:span text:style-name="T60">↔</text:span><text:span text:style-name="T59"> 引力</text:span>。</text:p>
                    </text:list-item>
                    <text:list-item>
                      <text:p text:style-name="P72"><text:span text:style-name="T59">（</text:span>微觀尺度<text:span text:style-name="T59"> 的）引力</text:span>。</text:p>
                      <text:list>
                        <text:list-item>
                          <text:p text:style-name="P76"><text:span text:style-name="T59">（</text:span><text:span text:style-name="T70">(</text:span><text:span text:style-name="T4">微觀尺度</text:span><text:span text:style-name="T71">)</text:span><text:span text:style-name="T44">2</text:span><text:span text:style-name="T74"> 的）引力</text:span>。</text:p>
                          <text:list>
                            <text:list-item>
                              <text:p text:style-name="P77"><text:span text:style-name="T70">(</text:span><text:span text:style-name="T4">微觀尺度</text:span><text:span text:style-name="T71">)</text:span><text:span text:style-name="T44">2</text:span><text:span text:style-name="T73"> </text:span><text:span text:style-name="T75">是 </text:span>微觀尺度<text:span text:style-name="T59">的 </text:span>微觀尺度。</text:p>
                            </text:list-item>
                            <text:list-item>
                              <text:p text:style-name="P79"><text:span text:style-name="T70">(</text:span><text:span text:style-name="T4">微觀尺度</text:span><text:span text:style-name="T71">)</text:span><text:span text:style-name="T44">2</text:span><text:span text:style-name="T73"> </text:span><text:span text:style-name="T75">是（</text:span>微觀尺度的 某一特定個體 認定的）微觀尺度<text:span text:style-name="T70">。</text:span></text:p>
                            </text:list-item>
                            <text:list-item>
                              <text:p text:style-name="P78"><text:span text:style-name="T70">(</text:span><text:span text:style-name="T4">微觀尺度</text:span><text:span text:style-name="T71">)</text:span><text:span text:style-name="T44">2</text:span><text:span text:style-name="T73"> </text:span><text:span text:style-name="T75">是（對於 </text:span>微觀尺度的 某一特定個體 來說，）微觀尺度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1">電磁力 是<text:span text:style-name="T4"> &lt;?</text:span><text:span text:style-name="T69">2&gt;</text:span><text:span text:style-name="T67">力</text:span><text:span text:style-name="T47">、</text:span><text:span text:style-name="T51">&lt;?</text:span><text:span text:style-name="T57">2</text:span><text:span text:style-name="T51">&gt;波</text:span><text:span text:style-name="T47">、</text:span><text:span text:style-name="T51">&lt;?</text:span><text:span text:style-name="T58">2</text:span><text:span text:style-name="T51">&gt;粒子</text:span><text:span text:style-name="T67">。</text:span></text:p>
                  <text:list>
                    <text:list-item>
                      <text:p text:style-name="P74"><text:span text:style-name="T59">（宏觀</text:span>尺度<text:span text:style-name="T59"> 的）</text:span>電磁<text:span text:style-name="T59">力</text:span>。</text:p>
                    </text:list-item>
                    <text:list-item>
                      <text:p text:style-name="P74"><text:span text:style-name="T59">（古典</text:span>尺度<text:span text:style-name="T59"> 的）</text:span>電磁<text:span text:style-name="T59">力 </text:span><text:span text:style-name="T60">↔</text:span><text:span text:style-name="T59"> </text:span>電磁<text:span text:style-name="T59">力</text:span>。</text:p>
                    </text:list-item>
                    <text:list-item>
                      <text:p text:style-name="P82"><text:span text:style-name="T59">（</text:span>微觀尺度<text:span text:style-name="T59"> 的）</text:span>電磁<text:span text:style-name="T59">力</text:span> <text:span text:style-name="T60">↔</text:span><text:span text:style-name="T59"> </text:span>強力<text:span text:style-name="T59">、</text:span>弱力。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10T15:28:29.332000000</dc:date>
    <meta:editing-duration>P17DT23H40M54S</meta:editing-duration>
    <meta:editing-cycles>15952</meta:editing-cycles>
    <meta:document-statistic meta:table-count="0" meta:image-count="0" meta:object-count="0" meta:page-count="1" meta:paragraph-count="147" meta:word-count="2596" meta:character-count="3312" meta:non-whitespace-character-count="2887"/>
  </office:meta>
</office:document-meta>
</file>